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TC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00000000 of 3.79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3.79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79000000 of 3.79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4a5e1e4baab89f3a32518a88c31bc87f618f76673e2cc77ab2127b7afdeda33b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4.682052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